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 cruzar las puertas de Caracabra, una pequeña cafetería escondida en una calle tranquila del barrio, se siente como entrar en un refugio acogedor del bullicio urbano. El nombre peculiar de Caracabra, una combinación curiosa de "caracol" y "cabra", es un anticipo del encanto único que te espera dentro.</text:p>
      <text:p text:style-name="Text_20_body">El interior de la cafetería es una mezcla de estilos rústico y moderno. Las paredes están decoradas con un cálido tono terracota y adornadas con cuadros y fotografías de paisajes montañosos y marinos, que evocan una sensación de serenidad y aventura. En una esquina, una estantería de madera llena de libros invita a los clientes a tomar uno y perderse en sus páginas mientras disfrutan de una taza de café.</text:p>
      <text:p text:style-name="Text_20_body">El mobiliario es ecléctico pero cuidadosamente seleccionado: mesas de madera recuperada, sillas de mimbre y butacas tapizadas en telas coloridas. Los cojines de formas y colores variados añaden un toque de comodidad y estilo. Las lámparas de techo, hechas de vidrio reciclado, emiten una luz suave y cálida, creando un ambiente relajante y acogedor.</text:p>
      <text:p text:style-name="Text_20_body">En el centro de la cafetería, una gran mesa comunitaria invita a extraños a sentarse juntos, fomentando la conversación y la conexión. Al fondo, una barra de madera oscura exhibe una máquina de espresso brillante y reluciente, junto a una variedad de pasteles caseros y bocadillos frescos, preparados con ingredientes locales. Los aromas del café recién molido, el pan horneado y los pasteles dulces llenan el aire, haciendo agua la boca de cualquiera que entre.</text:p>
      <text:p text:style-name="Text_20_body">Las ventanas grandes dejan entrar mucha luz natural durante el día, ofreciendo vistas de una pequeña terraza con plantas en macetas y algunas mesas y sillas para aquellos que prefieren disfrutar de su café al aire libre. Los fines de semana, la terraza se llena de risas y conversaciones animadas mientras los clientes disfrutan de la música en vivo que a menudo se presenta en Caracabra.</text:p>
      <text:p text:style-name="Text_20_body">La atención al detalle y el cuidado con el que se ha diseñado Caracabra hacen que cada visita sea una experiencia especial. Ya sea que vengas solo a trabajar un rato, a reunirte con amigos o simplemente a disfrutar de un momento de tranquilidad, Caracabra te recibe con los brazos abiertos, prometiendo siempre una cálida bienvenida y una taza de café excepciona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dor</meta:initial-creator>
    <meta:creation-date>2022-11-11T06:15:49.658385555</meta:creation-date>
    <meta:generator>LibreOffice/7.3.7.2$Linux_X86_64 LibreOffice_project/30$Build-2</meta:generator>
    <dc:date>2024-07-10T10:37:25.919304286</dc:date>
    <dc:creator>Salvador</dc:creator>
    <meta:editing-duration>PT25S</meta:editing-duration>
    <meta:editing-cycles>1</meta:editing-cycles>
    <meta:document-statistic meta:table-count="0" meta:image-count="0" meta:object-count="0" meta:page-count="1" meta:paragraph-count="6" meta:word-count="376" meta:character-count="2274" meta:non-whitespace-character-count="1904"/>
  </office:meta>
</office:document-meta>
</file>